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ext_20_body">
      <style:text-properties officeooo:rsid="004defd3" officeooo:paragraph-rsid="003fd0e9"/>
    </style:style>
    <style:style style:name="P4" style:family="paragraph" style:parent-style-name="Text_20_body">
      <style:paragraph-properties fo:text-align="start" style:justify-single-word="false"/>
      <style:text-properties officeooo:rsid="004defd3" officeooo:paragraph-rsid="003fd0e9"/>
    </style:style>
    <style:style style:name="P5" style:family="paragraph" style:parent-style-name="Text_20_body">
      <style:paragraph-properties fo:text-align="justify" style:justify-single-word="false"/>
      <style:text-properties officeooo:rsid="003fd0e9" officeooo:paragraph-rsid="003fd0e9"/>
    </style:style>
    <style:style style:name="P6" style:family="paragraph" style:parent-style-name="Text_20_body">
      <style:paragraph-properties fo:text-align="justify" style:justify-single-word="false"/>
      <style:text-properties officeooo:rsid="00401d1e" officeooo:paragraph-rsid="00401d1e"/>
    </style:style>
    <style:style style:name="P7" style:family="paragraph" style:parent-style-name="Text_20_body">
      <style:paragraph-properties fo:text-align="justify" style:justify-single-word="false"/>
      <style:text-properties officeooo:rsid="00437a20" officeooo:paragraph-rsid="00437a20"/>
    </style:style>
    <style:style style:name="P8" style:family="paragraph" style:parent-style-name="Text_20_body">
      <style:paragraph-properties fo:text-align="justify" style:justify-single-word="false"/>
      <style:text-properties fo:font-style="normal" officeooo:rsid="003e3a67" officeooo:paragraph-rsid="003fd0e9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3fd0e9" officeooo:paragraph-rsid="003fd0e9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401d1e" officeooo:paragraph-rsid="00401d1e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437a20" officeooo:paragraph-rsid="00437a2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458b27" officeooo:paragraph-rsid="00458b27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  <style:text-properties fo:font-style="normal" officeooo:rsid="00482ffa" officeooo:paragraph-rsid="00482ffa" style:font-style-asian="normal" style:font-style-complex="normal"/>
    </style:style>
    <style:style style:name="P14" style:family="paragraph" style:parent-style-name="Text_20_body">
      <style:text-properties officeooo:rsid="00440796" officeooo:paragraph-rsid="004dc244"/>
    </style:style>
    <style:style style:name="P1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 style:list-style-name="">
      <style:text-properties officeooo:paragraph-rsid="004dc244"/>
    </style:style>
    <style:style style:name="P23" style:family="paragraph" style:parent-style-name="Heading_20_1">
      <style:paragraph-properties fo:break-before="page"/>
      <style:text-properties officeooo:paragraph-rsid="004dc244"/>
    </style:style>
    <style:style style:name="P24" style:family="paragraph" style:parent-style-name="Text_20_body" style:list-style-name="L1">
      <style:text-properties officeooo:rsid="00440796" officeooo:paragraph-rsid="004dc244"/>
    </style:style>
    <style:style style:name="P25" style:family="paragraph" style:parent-style-name="Text_20_body" style:list-style-name="L1">
      <style:text-properties officeooo:rsid="00458efd" officeooo:paragraph-rsid="004dc244"/>
    </style:style>
    <style:style style:name="P26" style:family="paragraph" style:parent-style-name="Text_20_body" style:list-style-name="L1">
      <style:text-properties officeooo:rsid="0047d767" officeooo:paragraph-rsid="004dc244"/>
    </style:style>
    <style:style style:name="P27" style:family="paragraph" style:parent-style-name="Text_20_body" style:list-style-name="L1">
      <style:text-properties officeooo:rsid="004867b4" officeooo:paragraph-rsid="004dc244"/>
    </style:style>
    <style:style style:name="P28" style:family="paragraph" style:parent-style-name="Text_20_body" style:list-style-name="L1">
      <style:text-properties officeooo:rsid="00488a27" officeooo:paragraph-rsid="004dc244"/>
    </style:style>
    <style:style style:name="P29" style:family="paragraph" style:parent-style-name="Text_20_body">
      <style:paragraph-properties fo:text-align="justify" style:justify-single-word="false"/>
      <style:text-properties officeooo:rsid="004840b1" officeooo:paragraph-rsid="004840b1"/>
    </style:style>
    <style:style style:name="P30" style:family="paragraph" style:parent-style-name="Text_20_body">
      <style:paragraph-properties fo:text-align="justify" style:justify-single-word="false" fo:break-before="page"/>
      <style:text-properties officeooo:rsid="004840b1" officeooo:paragraph-rsid="004840b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e3a67" style:font-style-asian="normal" style:font-style-complex="normal"/>
    </style:style>
    <style:style style:name="T3" style:family="text">
      <style:text-properties fo:font-style="normal" officeooo:rsid="00413ec8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background-color="#ffff00" loext:char-shading-value="0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47d76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4eadba"/>
    </style:style>
    <style:style style:name="T10" style:family="text">
      <style:text-properties style:font-name="Arial" fo:language="pt" fo:country="BR" officeooo:rsid="004eadba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-start text:name="__RefHeading___Toc847_4128992961"/>JEDIEL DA ROSA RIBEIRO<text:bookmark-end text:name="__RefHeading___Toc847_412899296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HISTÓRIA DE ISRAEL</text:p>
      <text:p text:style-name="P17"><text:span text:style-name="T9">OTONIEL T</text:span><text:span text:style-name="T10">EIXEIRA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GASPAR/SC</text:p>
      <text:p text:style-name="P16">OUTUBRO DE 2021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Índice</text:p>
          </text:index-title>
          <text:p text:style-name="P18"><text:a xlink:type="simple" xlink:href="#__RefHeading___Toc704_4128992961" text:style-name="Index_20_Link" text:visited-style-name="Index_20_Link">História das origens<text:tab/>3</text:a></text:p>
          <text:p text:style-name="P18"><text:a xlink:type="simple" xlink:href="#__RefHeading___Toc706_4128992961" text:style-name="Index_20_Link" text:visited-style-name="Index_20_Link">História da salvação de Israel<text:tab/>5</text:a></text:p>
        </text:index-body>
      </text:table-of-content>
      <text:h text:style-name="P22" text:outline-level="1"/>
      <text:list xml:id="list4243374925" text:style-name="Outline">
        <text:list-item>
          <text:h text:style-name="P23" text:outline-level="1"><text:bookmark-start text:name="__RefHeading___Toc704_4128992961"/>História das origens<text:bookmark-end text:name="__RefHeading___Toc704_4128992961"/></text:h>
        </text:list-item>
      </text:list>
      <text:p text:style-name="P14">→ A criação</text:p>
      <text:list xml:id="list2806594492" text:style-name="L1">
        <text:list-item>
          <text:p text:style-name="P24">Deus na criação → Palavra e Deus se revelar</text:p>
          <text:list>
            <text:list-item>
              <text:p text:style-name="P24">ish e isha → Palavra e Deus se revelar</text:p>
            </text:list-item>
            <text:list-item>
              <text:p text:style-name="P24">Pecado</text:p>
            </text:list-item>
            <text:list-item>
              <text:p text:style-name="P24">Deus se posicionando. Como um ser majoritário acima de todas as outras coisas. O primeiro grande princípio que estabelece sua soberania.</text:p>
            </text:list-item>
            <text:list-item>
              <text:p text:style-name="P24">Deus revelado como o Deus que cria e que faz </text:p>
            </text:list-item>
          </text:list>
        </text:list-item>
        <text:list-item>
          <text:p text:style-name="P24">Não tipo “Oi, agora eu sou Deus”. Se sua revelação não existisse, nada do que existe existiria.</text:p>
        </text:list-item>
        <text:list-item>
          <text:p text:style-name="P24">* A FÉ NO ANTIGO TESTAMENTO – Livro pra próxima aula</text:p>
        </text:list-item>
        <text:list-item>
          <text:p text:style-name="P25">A base teológica da história das origens é que ele disse apenas ao homem. Façamos o homem a nossa imagem, a nossa semelhança.</text:p>
        </text:list-item>
        <text:list-item>
          <text:p text:style-name="P25">Palavra de Deus x Palavra do homem</text:p>
        </text:list-item>
        <text:list-item>
          <text:p text:style-name="P25">Duas visões a respeito do pecado</text:p>
          <text:list>
            <text:list-item>
              <text:p text:style-name="P25">Visão antropológica</text:p>
              <text:list>
                <text:list-item>
                  <text:p text:style-name="P25">Natureza humana.</text:p>
                </text:list-item>
              </text:list>
            </text:list-item>
            <text:list-item>
              <text:p text:style-name="P25">Visão teológica</text:p>
              <text:list>
                <text:list-item>
                  <text:p text:style-name="P25">É pecado e pecado é pecado. Então pronto.</text:p>
                </text:list-item>
                <text:list-item>
                  <text:p text:style-name="P25">DNA do pecado. <text:span text:style-name="T7">Através de Adão</text:span></text:p>
                </text:list-item>
              </text:list>
            </text:list-item>
            <text:list-item>
              <text:p text:style-name="P25">Visão social – not relativismo</text:p>
              <text:list>
                <text:list-item>
                  <text:p text:style-name="P25">O pecado é extremamente geracional</text:p>
                </text:list-item>
                <text:list-item>
                  <text:p text:style-name="P25">Passando de geração em geração.</text:p>
                </text:list-item>
                <text:list-item>
                  <text:p text:style-name="P25">Descrevendo as naturezas humanas a respeito do episódio do pecado</text:p>
                </text:list-item>
                <text:list-item>
                  <text:p text:style-name="P26"><text:soft-page-break/>As pessoas tem o pecado mesmo sem saber o que é o pecado.</text:p>
                </text:list-item>
                <text:list-item>
                  <text:p text:style-name="P26">Tudo virou negócio.</text:p>
                </text:list-item>
                <text:list-item>
                  <text:p text:style-name="P26">A Figura humana de Caim a partir daquilo que Caim disse.</text:p>
                </text:list-item>
              </text:list>
            </text:list-item>
            <text:list-item>
              <text:p text:style-name="P26">Desenvolvimento da Raça humana</text:p>
            </text:list-item>
            <text:list-item>
              <text:p text:style-name="P27">A partir da torre de Babel começa a história da humanidade. No espalhar dos povos e línguas.</text:p>
            </text:list-item>
          </text:list>
        </text:list-item>
        <text:list-item>
          <text:p text:style-name="P27">A história do patriarcado – A base da teologia do primeiro testamento</text:p>
          <text:list>
            <text:list-item>
              <text:p text:style-name="P27">Revelação como “El dos Pais”;</text:p>
            </text:list-item>
            <text:list-item>
              <text:p text:style-name="P27">Palavra distinguiu Deus;</text:p>
              <text:list>
                <text:list-item>
                  <text:p text:style-name="P27">Abrão tinha vários Deuses que ele conhecia, mas eles não falavam. Do nada tu é meu Deus. </text:p>
                </text:list-item>
              </text:list>
            </text:list-item>
            <text:list-item>
              <text:p text:style-name="P27">Eleição</text:p>
            </text:list-item>
            <text:list-item>
              <text:p text:style-name="P28">Aliança</text:p>
            </text:list-item>
            <text:list-item>
              <text:p text:style-name="P28">Promessa</text:p>
            </text:list-item>
            <text:list-item>
              <text:p text:style-name="P28">Eleição hereditária – do Antigo Testamento</text:p>
              <text:list>
                <text:list-item>
                  <text:p text:style-name="P28">Mas em Cristo, a eleição deixa de ser Hereditária, agora é pela <text:span text:style-name="T8">Cruz</text:span>.</text:p>
                </text:list-item>
              </text:list>
            </text:list-item>
          </text:list>
        </text:list-item>
      </text:list>
      <text:list xml:id="list82604145116003" text:continue-list="list4243374925" text:style-name="Outline">
        <text:list-item>
          <text:h text:style-name="P23" text:outline-level="1"><text:bookmark-start text:name="__RefHeading___Toc706_4128992961"/>História da salvação de Israel<text:bookmark-end text:name="__RefHeading___Toc706_4128992961"/></text:h>
        </text:list-item>
      </text:list>
      <text:p text:style-name="P4">História das origens, Patriarcado, salvação, deuteronomistas e profetismo.</text:p>
      <text:p text:style-name="P3">Revelação relacional em abraão.</text:p>
      <text:p text:style-name="P8"/>
      <text:p text:style-name="P5"><text:span text:style-name="T2">H</text:span><text:span text:style-name="T1">istória da salvação </text:span><text:span text:style-name="T5">Êxodo 3</text:span></text:p>
      <text:p text:style-name="P9">→ Revelação, Aliança, Promessa, Eleiçção, Libertação / Salvação</text:p>
      <text:p text:style-name="P9">Uma revelação ampla. Não mais um Deus dos pais. Pela primeira vez chamado de Javé/Iavé.</text:p>
      <text:p text:style-name="P9"/>
      <text:p text:style-name="P9">Uma revelação em Abraão que não para numa figura, mas continua sem fim.</text:p>
      <text:p text:style-name="P9"/>
      <text:p text:style-name="P10">A história da relação e revelação de Deus com Seu povo. A história da libertação do seu povo. Implantação de uma cultura e o curar de uma outra.</text:p>
      <text:p text:style-name="P10"><text:tab/>Não apenas um libertador físico, mas, também libertação emocional(alma) e espiritual(Relacional).</text:p>
      <text:p text:style-name="P10"/>
      <text:p text:style-name="P6"><text:span text:style-name="T1">Eu sei quem é Deus, mas se eu não sei quem sou eu “babou”. <text:s/>Moisés o ídolo. Na ausência dele o povo precisava de algo para suprir suas necessidades </text:span><text:span text:style-name="T3">emocionais e espirituais</text:span><text:span text:style-name="T1">.</text:span></text:p>
      <text:p text:style-name="P10"/>
      <text:p text:style-name="P11">Um Deus que não era conhecido mais apenas por ouvir falar, por ações de Deus, mas por relacionamento.</text:p>
      <text:p text:style-name="P11"/>
      <text:p text:style-name="P11">Deus e seu povo. Deus fala com seu povo</text:p>
      <text:p text:style-name="P11"><text:soft-page-break/>O que acontece quando chegamos no final da história da salvação de Israel? O assentamento. O último capítulo da história da salvação. A promessa não morre com a terra.</text:p>
      <text:p text:style-name="P7"/>
      <text:p text:style-name="P11">Por que alguém tá sempre querendo criar uma nova visão?</text:p>
      <text:p text:style-name="P11">Não é sobre levar a bandeira pra lá e pra cá, mas, viver.</text:p>
      <text:p text:style-name="P11"/>
      <text:p text:style-name="P11">A lei como um semáforo. Não precisa tá escrito lá no semáforo dizendo que vamos ser multados que não podemos ultrapassar quando está vermelho e tals. Mas, agora <text:s/>não precisa mais da lei escrita ali, mas sim devemos apenas viver.</text:p>
      <text:p text:style-name="P11"/>
      <text:p text:style-name="P12">Sedentarismo leva à uma vida prática.</text:p>
      <text:p text:style-name="P12">Religião e Evangelho: Sociológicamente, religião: Vida em “sedentarismo”</text:p>
      <text:p text:style-name="P12">O que é sedentarismo: Estou na terra que Deus me deu. Há um cuidado de Deus e povo. Agora eu entendo de uma forma natural, sem a necessidade de estar escrito. Uma questão alma. Eu sei que ele se revelou à mim, me elegeu, estabeleceu uma aliança, e me deu um direito de ser eu memo. Agora eu tenho um nome e uma identidade. </text:p>
      <text:p text:style-name="P12"/>
      <text:p text:style-name="P13">Transgressão é por que você está apaixonado por um pecado. Mas, quando você se habitua, não é mais uma paixão, mas, amor.</text:p>
      <text:p text:style-name="P13"/>
      <text:p text:style-name="P29"><text:span text:style-name="T1">Proposta teologica é: </text:span><text:span text:style-name="T4">viver</text:span></text:p>
      <text:p text:style-name="P30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6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5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1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6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3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4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8:46:39.216230879</meta:creation-date>
    <dc:title>CTM</dc:title>
    <meta:editing-duration>PT58M48S</meta:editing-duration>
    <meta:editing-cycles>14</meta:editing-cycles>
    <meta:generator>LibreOffice/6.4.7.2$Linux_X86_64 LibreOffice_project/40$Build-2</meta:generator>
    <dc:date>2021-10-14T08:26:03.002388872</dc:date>
    <meta:document-statistic meta:table-count="0" meta:image-count="5" meta:object-count="0" meta:page-count="7" meta:paragraph-count="67" meta:word-count="680" meta:character-count="3718" meta:non-whitespace-character-count="3128"/>
    <meta:template xlink:type="simple" xlink:actuate="onRequest" xlink:title="CTM" xlink:href="../../../../../Templates/CTM.ott" meta:date="2021-10-13T18:46:36.868532449"/>
  </office:meta>
</office:document-meta>
</file>